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35caa5" officeooo:paragraph-rsid="001e99bd" style:font-style-asian="italic" style:font-style-complex="italic"/>
    </style:style>
    <style:style style:name="P2" style:family="paragraph" style:parent-style-name="Standard">
      <style:text-properties style:font-name="Liberation Serif" fo:font-style="italic" officeooo:rsid="00351282" officeooo:paragraph-rsid="001e99bd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357453" officeooo:paragraph-rsid="001e99bd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35af24" officeooo:paragraph-rsid="001e99bd" style:font-style-asian="italic" style:font-style-complex="italic"/>
    </style:style>
    <style:style style:name="P5" style:family="paragraph" style:parent-style-name="Standard">
      <style:text-properties fo:font-style="normal" officeooo:rsid="0032a3eb" officeooo:paragraph-rsid="001e99bd" style:font-style-asian="normal" style:font-style-complex="normal"/>
    </style:style>
    <style:style style:name="P6" style:family="paragraph" style:parent-style-name="Standard">
      <style:text-properties fo:font-style="normal" officeooo:rsid="00346965" officeooo:paragraph-rsid="001e99bd" style:font-style-asian="normal" style:font-style-complex="normal"/>
    </style:style>
    <style:style style:name="P7" style:family="paragraph" style:parent-style-name="Standard">
      <style:text-properties fo:font-style="normal" officeooo:rsid="00351282" officeooo:paragraph-rsid="001e99bd" style:font-style-asian="normal" style:font-style-complex="normal"/>
    </style:style>
    <style:style style:name="P8" style:family="paragraph" style:parent-style-name="Standard">
      <style:text-properties fo:font-style="normal" officeooo:rsid="0035af24" officeooo:paragraph-rsid="001e99bd" style:font-style-asian="normal" style:font-style-complex="normal"/>
    </style:style>
    <style:style style:name="P9" style:family="paragraph" style:parent-style-name="Standard">
      <style:text-properties fo:font-style="normal" officeooo:rsid="0035caa5" officeooo:paragraph-rsid="001e99bd" style:font-style-asian="normal" style:font-style-complex="normal"/>
    </style:style>
    <style:style style:name="P10" style:family="paragraph" style:parent-style-name="Standard">
      <style:text-properties officeooo:paragraph-rsid="001e99bd"/>
    </style:style>
    <style:style style:name="T1" style:family="text">
      <style:text-properties officeooo:rsid="0038683d"/>
    </style:style>
    <style:style style:name="T2" style:family="text">
      <style:text-properties officeooo:rsid="0105640f"/>
    </style:style>
    <style:style style:name="T3" style:family="text">
      <style:text-properties officeooo:rsid="0121eca2"/>
    </style:style>
    <style:style style:name="T4" style:family="text">
      <style:text-properties officeooo:rsid="00346965"/>
    </style:style>
    <style:style style:name="T5" style:family="text">
      <style:text-properties fo:font-style="normal" officeooo:rsid="00346965" style:font-style-asian="normal" style:font-style-complex="normal"/>
    </style:style>
    <style:style style:name="T6" style:family="text">
      <style:text-properties officeooo:rsid="031770f6"/>
    </style:style>
    <style:style style:name="T7" style:family="text">
      <style:text-properties officeooo:rsid="00357453"/>
    </style:style>
    <style:style style:name="T8" style:family="text">
      <style:text-properties officeooo:rsid="0035af24"/>
    </style:style>
    <style:style style:name="T9" style:family="text">
      <style:text-properties officeooo:rsid="0035caa5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37dd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Пацаны, видя, что калитка без охраны, потихоньку втягиваются внутрь, но всё равно держатся поближе к трубам, лишь пара безнадзорных дошколят бегают туда-сюда.</text:p>
      <text:p text:style-name="P5">Зашли три девушки и сели под оградой на лавочку без спинки.</text:p>
      <text:p text:style-name="P5">Зашла какая-то парочка. Наверное, <text:span text:style-name="T3">ту </text:span>укромную скамейку заняли уже до них. </text:p>
      <text:p text:style-name="P5">Вот ещё одна <text:span text:style-name="T3">парочка</text:span>. Тут есть где посидеть.</text:p>
      <text:p text:style-name="P5">Танцев в первый вечер не было. Мы играли для себя. </text:p>
      <text:p text:style-name="P5">Потом перевезли аппаратуру и инструменты в кассу кинотеатра на первом этаже кинобудки.</text:p>
      <text:p text:style-name="P5">То же самое повторилось и в среду. </text:p>
      <text:p text:style-name="P5">Да! В среду! Мы играем трижды в неделю — среда, суббота, воскресенье.</text:p>
      <text:p text:style-name="P5"/>
      <text:p text:style-name="P5">В субботу, за полчаса до начала в аллеях Парка уже необычно людно.</text:p>
      <text:p text:style-name="P5">На простор танцплощадки заходит Витя Батрак, он же Раб, со свитой своих парней с площади Мира.</text:p>
      <text:p text:style-name="P5">Широкие кудри каштановых волос рассыпаны по плечам шёлковой рубахи цвета пиратского флага. Манжеты длинных рукавов — нараспашку. Воротник — тоже, аж до солнечного сплетения.</text:p>
      <text:p text:style-name="P5">Он затевает картинный спор с кем-то из парней по поводу противоударности своих часов на широком <text:span text:style-name="T4">ремешке</text:span>. </text:p>
      <text:p text:style-name="P10"><text:span text:style-name="T5">Ремешок расстёгивается, часы подбрасываются </text:span>высоко<text:span text:style-name="T5"> в воздух и хряпаются на бетон площадки. </text:span></text:p>
      <text:p text:style-name="P6">Парни собираются вокруг удостовериться — вдрызг или ещё идут?</text:p>
      <text:p text:style-name="P6">Тем временем, через калитку начинает вливаться поток молодых людей обоего пола.</text:p>
      <text:p text:style-name="P6">Всё. Город поверил, что в Парке КПВРЗ играют танцы.</text:p>
      <text:p text:style-name="P6"/>
      <text:p text:style-name="P6">В воскресенье танцуют — все.</text:p>
      <text:p text:style-name="P6"><text:s/>Кружкáми.</text:p>
      <text:p text:style-name="P6">Кружок из десяти-пятнадцати танцоров вокруг двух-трёх сумочек положенных на бетон. Каждый кружок танцует по-своему.</text:p>
      <text:p text:style-name="P6">Сверху хорошо видно. </text:p>
      <text:p text:style-name="P6">Те вон твистуют. Эти, типа, изображают конькобежцев на длинную дистанцию — плывут, сцепив руки за спину. <text:s/>А там до сих пор ещё лишь «семь-сорок» ногами выписывают. </text:p>
      <text:p text:style-name="P6">Иногда в отдельных кружках визжат или вскрикивают.</text:p>
      <text:p text:style-name="P6"/>
      <text:p text:style-name="P6">В следующую субботу у входа на танцплощадку возникла тётя Шура-контролёр, в своём вечном шлёме-платке, и заворачивает всех в сторону кассы летнего кинотеатра. </text:p>
      <text:p text:style-name="P6">Вход пятьдесят копеек.</text:p>
      <text:p text:style-name="P7">Мы с Владей подходим к тёте Шуре. Мы возмущены. Что за дела? Мы ж за бесплатно!</text:p>
      <text:p text:style-name="P7">Тётя Шура невозмутима. Приказ директора.</text:p>
      <text:p text:style-name="P7">Владя, белея в сумерках своей водолазкой с коротким рукавом, <text:s/>кричит всем подходящим от лестницы Путепровода, чтоб заходили так — танцы бесплатно!</text:p>
      <text:p text:style-name="P7">На него не обращают внимания и послушно бредут покупать билеты. </text:p>
      <text:p text:style-name="P7">Так же как все...</text:p>
      <text:p text:style-name="P7">Если людей столько лет продержать без даже духового оркестра, они готовы заплатить пятьдесят копеек за пустой кинобилет, на котором напечатано «35 коп.»</text:p>
      <text:p text:style-name="P7">Когда мы убирали аппаратуру, кассирша нам сказала, что продала <text:s/>пятьсот билетов.</text:p>
      <text:p text:style-name="P7">На следующий день Павел Митрофанович распорядился убрать с танцплощадки все лавочки — так больше <text:span text:style-name="T6">народу </text:span>влезет.</text:p>
      <text:p text:style-name="P7">Наверно, у него <text:s/>и впрямь купеческие гены.</text:p>
      <text:p text:style-name="P7"/>
      <text:p text:style-name="P7">Что мы играли?</text:p>
      <text:p text:style-name="P7"><text:soft-page-break/>В основном инструменталки, как на той пластинке «Поющих гитар». </text:p>
      <text:p text:style-name="P7">Пели пару тех конкурсных песен, уже без <text:span text:style-name="T2">моей терции</text:span>.</text:p>
      <text:p text:style-name="P7">Иногда, по просьбе публики, Квэк выходил к микрофону заделать «Шыз-гары!»</text:p>
      <text:p text:style-name="P7">Он классно смотрелся со своими длинными блондинными патлами и усиками альбиносового цвета. Вот только долго заставлял себя уламывать, но зато потом...</text:p>
      <text:p text:style-name="P7">- Шыз-гары!</text:p>
      <text:p text:style-name="P7">И слитный вопль из нескольких сот глоток:</text:p>
      <text:p text:style-name="P7">- Вааааааааааааа!..</text:p>
      <text:p text:style-name="P2"/>
      <text:p text:style-name="P2"><text:span text:style-name="T2">(...т</text:span>ы не слыхала эту песню? </text:p>
      <text:p text:style-name="P2">Конечно <text:span text:style-name="T6">же</text:span>, слышала и не раз, просто без слов. Её любят вставлять в телерекламу всякой женской <text:span text:style-name="T7">атрибутики.</text:span></text:p>
      <text:p text:style-name="P3">А тогда голландская группа «Shocking Blue», <text:span text:style-name="T8">практически, </text:span>с <text:span text:style-name="T8">одной </text:span>этой своей <text:span text:style-name="T8">песней «</text:span>Venus» объездила весь мир и стала группой года, <text:span text:style-name="T8">чего никто не ожидал, а они и того меньше.</text:span></text:p>
      <text:p text:style-name="P4">Я согласен, что они пели:</text:p>
      <text:p text:style-name="P4">- She's goddess!</text:p>
      <text:p text:style-name="P4">Но «килиёночное» произношение Квэка никому не мешало балдеть по полной и вопить:</text:p>
      <text:p text:style-name="P2">- Вааааааааааааа!..</text:p>
      <text:p text:style-name="P4">То есть, я хочу сказать, что настоящее высокое искусство находит путь к массам и отклик в их сердцах несмотря на любой акцент.</text:p>
      <text:p text:style-name="P2">- Шыз-гары!!!..<text:span text:style-name="T2">)</text:span></text:p>
      <text:p text:style-name="P2"/>
      <text:p text:style-name="P8">А массы всё уплотнялись.</text:p>
      <text:p text:style-name="P8">Когда посреди танцевального вечера мы объявляли небольшой перерыв, <text:s/>мне приходилось долго проталкиваться к выходу, чтобы по боковой аллее сходить в длинную дощатую будку белёную известью, с буквами «М» и «Ж».</text:p>
      <text:p text:style-name="P8">И — снова на сцену, где уже начинает побухивать бас в полутораметровой колонке из летнего кинотеатра, за которой Чепины подружки и подружки Чепиных подружек складывали свои сумочки.</text:p>
      <text:p text:style-name="P8"/>
      <text:p text:style-name="P8">Да, из нашей «богемы» именно он имел наиболее бешеный успех. </text:p>
      <text:p text:style-name="P8">И что только девушки находят в этих барабанщиках?</text:p>
      <text:p text:style-name="P8">Я, например, всего один раз проводил блондинку Ирину.</text:p>
      <text:p text:style-name="P8">Не знаю кто из нас быстрее охладел — она ли, что столько приходится меня ждать пока уберём аппаратуру, или я — из-за <text:span text:style-name="T9">того, что она жила на Загребелье.</text:span></text:p>
      <text:p text:style-name="P9">Потом её подхватил Анатолий Мелай, так он вообще на такси провожался. </text:p>
      <text:p text:style-name="P9">Довезёт до калитки, выйдет с ней и просит шофёра:</text:p>
      <text:p text:style-name="P9">- Шеф, когда <text:span text:style-name="T2">на</text:span> рубль настучит, ты посигналь.</text:p>
      <text:p text:style-name="P9">Потому что Загребелье — суровый край для влюблённых.</text:p>
      <text:p text:style-name="P9"/>
      <text:p text:style-name="P9">Ну, ещё там один раз ко мне подходил Коля Певрый, который меня в школе зашугивал, когда я был семиклассником. </text:p>
      <text:p text:style-name="P9">Довёл до того, что я вычислять начал сколько мне ещё терпеть покуда он уйдёт в ГПТУ после восьмого.</text:p>
      <text:p text:style-name="P9">А теперь с полным уважением попросил выйти к его однокласснице Вале, которая тоже была на год старше меня. </text:p>
      <text:p text:style-name="P9">Она куда-то <text:span text:style-name="T6">там </text:span>уезжает на операцию от врождённого порока сердца, хочет со мной поговорить.</text:p>
      <text:p text:style-name="P9">Вышел я в перерыве, постоял с ней рядом, помолчали, она повздыхала — тут и перерыв кончился. </text:p>
      <text:p text:style-name="P9">Романтическое свидание.</text:p>
      <text:p text:style-name="P9"><text:soft-page-break/></text:p>
      <text:p text:style-name="P1"><text:span text:style-name="T2">(...к</text:span>ак мы играли?</text:p>
      <text:p text:style-name="P1">Могу ответить одним словом: </text:p>
      <text:p text:style-name="P1"><text:tab/><text:tab/><text:tab/><text:tab/><text:tab/><text:span text:style-name="T10">ГРОМКО!</text:span></text:p>
      <text:p text:style-name="P1">О, бедные жильцы многоквартирной двухэтажки за забором Парка!..</text:p>
      <text:p text:style-name="P1"/>
      <text:p text:style-name="P1"><text:span text:style-name="T11">В начале третьего тысячелетия к</text:span>ороль Испании <text:span text:style-name="T1">попросил у евреев прощения, что</text:span> пятьсот лет <text:span text:style-name="T1">назад их прародителей</text:span> депорт<text:span text:style-name="T1">ировали</text:span> с земли испанской. </text:p>
      <text:p text:style-name="P1">Лучше позже, чем никогда.</text:p>
      <text:p text:style-name="P1">Простите нас, <text:span text:style-name="T1">глушимые </text:span>жильцы! Мы больше не будем!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40:05.797657834</meta:creation-date>
    <dc:date>2017-03-01T17:40:14.998123545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74" meta:word-count="828" meta:character-count="5419" meta:non-whitespace-character-count="4623"/>
    <meta:generator>LibreOffice/4.3.3.2$Linux_x86 LibreOffice_project/430m0$Build-2</meta:generator>
  </office:meta>
</office:document-meta>
</file>